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12cm" fo:min-width="0.26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2.524cm" svg:y="2.524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286cm" svg:y="2.524cm">
          <text:p text:style-name="P1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048cm" svg:y="2.524cm">
          <text:p text:style-name="P1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81cm" svg:y="2.524cm">
          <text:p text:style-name="P1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572cm" svg:y="2.52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324cm" svg:y="2.52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7.086cm" svg:y="2.524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7.848cm" svg:y="2.52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8.61cm" svg:y="2.524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372cm" svg:y="2.52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5-18T02:11:54.305613467</meta:creation-date>
    <dc:date>2023-05-18T02:16:55.397345301</dc:date>
    <meta:editing-duration>PT5M1S</meta:editing-duration>
    <meta:editing-cycles>1</meta:editing-cycles>
    <meta:generator>LibreOffice/7.1.3.2$MacOSX_X86_64 LibreOffice_project/47f78053abe362b9384784d31a6e56f8511eb1c1</meta:generator>
    <meta:document-statistic meta:object-count="10"/>
  </office:meta>
</office:document-meta>
</file>